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middle" fo:wrap-option="wrap"/>
      <style:text-properties fo:color="#000000"/>
    </style:style>
    <style:style style:name="ce3" style:family="table-cell" style:parent-style-name="Default" style:data-style-name="N0">
      <style:table-cell-properties style:vertical-align="middle"/>
      <style:text-properties fo:color="#000000" fo:font-size="10pt" style:font-size-asian="10pt" style:font-size-complex="10pt"/>
    </style:style>
    <style:style style:name="co1" style:family="table-column">
      <style:table-column-properties fo:break-before="auto" style:column-width="10.414cm"/>
    </style:style>
    <style:style style:name="co2" style:family="table-column">
      <style:table-column-properties fo:break-before="auto" style:column-width="2.20133333333333cm"/>
    </style:style>
    <style:style style:name="ro1" style:family="table-row">
      <style:table-row-properties style:row-height="14.4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Tabelle1" table:style-name="ta1">
        <table:table-column table:style-name="co1" table:default-cell-style-name="ce3"/>
        <table:table-column table:style-name="co2" table:number-columns-repeated="16383" table:default-cell-style-name="ce1"/>
        <table:table-row table:style-name="ro1">
          <table:table-cell office:value-type="string" table:style-name="ce2">
            <text:p>Consumer Reference No.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01-18694-R / 2344406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01-19942-R / 2419997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0120755 / 2461537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01-22544-R / 2582035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01-22987-R / 2618436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01-24140-R / 2707654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01-24386-R / 2723477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01-24387-R / 2723488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01-24766 / 2744389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01-25532-R / 2790625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03-17795-R / 2447979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03-17811-R / 2449269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03-17969-R / 2464062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03-18823-R / 2535019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0319105 / 2562732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03-20199-R / 2671301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03-20323-R / 2685328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03-20324-R / 2685360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03-20704-R / 2729475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03-20729-R / 2731339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03-20826 / 2742208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0334101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07-23705-R / 2395225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07-24035-R / 2430969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07-24515-R / 2498002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0724934 / 550727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0725025 / 2559408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07-26535-R / 2728198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07-26703-R / 2751919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07-26829-R / 2768821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07-26837-R / 2769473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09-17162-R / 2337885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09-18399-R / 2472161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09-18643-R / 2499144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0918688 / 2501700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0919655 / 2608397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09-19656-R / 2608567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09-19769-R / 2622386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014295-R-S / 2350819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0-15023-R / 2463808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0-16917-R / 2684957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0-16918-R / 2684966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0-16920-R / 2684978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0-17314-R / 2733216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1-14276-R / 2350544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1-14506-R / 2385927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1-14547-R / 2392924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1-15784-R / 2550754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1-15884-R / 2562074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1-16731-R / 2657011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1-17658-R / 2750849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21284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2-16014-R / 2519789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2-16016-R / 2519812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2-16028-R / 2520236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2-16029-R / 252024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2-16378-R / 2555500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2-16855-R / 2603522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2-17273-R / 2643701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2-18115-R / 2721516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2-18559-R / 2759327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190432833 / POS. 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190450617 / POS. 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190450617 / POS. 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3-16161-R / 2592618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3-16557-R / 2678858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3-17294-R / 2793090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4-16642-R / 2434492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4-16812-R / 2451682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4-17884-R / 2551935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418777 / 2649292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4-19963-R / 2777817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4-20127-R / 2792865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5-22874-R / 24059232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3">
            <text:p>19038260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6-17098-R / 2615407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6-17920-R / 2721660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6-17924-R / 2721701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6-17994-R / 2731332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6-18310-R / 2778224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6-18470-R / 2792449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7-17208-R / 2451391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7-17269-R / 2457882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7-18155-R / 2555457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7-18156-R / 2555497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7-18454-R / 2580172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7-19549-R / 2694596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7-19692 / 2706714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7-19727-R / 2711178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7-20311-R / 2774804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7-20346-R / 2777105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7-20394-R / 2780980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8-19522-R / 2369259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8-20154-R / 2415609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8-20251-R / 2419141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8-20787-R-S / 2456175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8-20980-R / 2470034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8-21063-R / 2475127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8-21238-R / 2485355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8-21872-R / 2535672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8-21877-R / 2535801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822073 / 2549418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8-22430-R / 2578029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8-24215-R / 2710996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18-24574-R / 2738794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2021037 / 395087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20-21775-R / 2440666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20-25269 / 2720943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2036579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21-23740-R / 2666594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23-21196-R / 2651028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2321487 / 2676592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23-22095-R / 2739030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23-22100-R / 2739462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23-22403-R / 2762445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24-15909-R / 2469987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24-17029-R / 2602335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24-17157-R / 2615746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24-30923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2430930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2430931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25-14708-R / 2404840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25-15606-R / 2563284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25-16251-R / 2667785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2516327 / 2682624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27-34138-R / 2345520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27-35580-R / 2524845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27-36485-R / 2589212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27-36704-R / 2605496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27-37626-R / 2679562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27-38781-R / 2772323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27-38897-R / 2780272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27-38942-R / 2784535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28-18285-R / 2539970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2915574 / 2217702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29-17128-R / 2435532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29-17848-R / 2498508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29-18073-R / 2539785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2924130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014148 / 2342660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0-15872-R / 2527212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0-17126-R / 2696274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1-25984-R / 2448656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1-26347-R / 2496825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1-27052-R / 2577338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1-28676 / 2743263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1-28792-R / 2755542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09312792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416677 / 2334658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4-17851-R / 2443092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4-18718-R / 2520549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4-18736-R / 2521905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4-20069-R / 2655464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4-20376-R / 2693570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5-21679-R / 2366195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5-21723-R / 2369319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5-22140-R / 2430408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5-22333-R / 2460797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5-22613-R / 2507349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5-24659-R / 2788815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6-16969-R / 2365155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6-17920-R / 2480631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6-19737-R / 2710876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6-20210-R / 2779298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715522 / 2173588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716493 / 2316210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716616 / 233264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7-16749-R / 2351928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7-17391-R / 2429394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7-17607-R / 2447012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7-17902-R / 2475469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7-17945-R / 2479333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7-18030 / M037-1803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718245 / 2503258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7-18381-R / 2513022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7-18412-R / 2515272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7-18685-R / 2539792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7-18973-R / 2588375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7-19001-R / 2590548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7-19019-R / 2593090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7-19425-R / 2653255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7-19801-R / 2706421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7-19803-R / 2706431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7-20330-R / 2784501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7-20413-R / 2798114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8-27588-R / 2431553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829154 / 2546557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8-29595-R / 2588661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8-29819-R / 2606362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830699 / 2691661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830702 / 2691956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830893 / 2709689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8-31074-R / 2729045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8-31218-R / 2740560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8-31220-R / 2740573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8-31759-R / 2792968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833410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9-21561-R / 2372215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9-22207-R / 241872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9-22828-R / 2476084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9-22970-R / 2487066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9-22987-R / 2487782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9-23244-R / 2508350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9-24867-R / 2662107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9-25271-R / 2693726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9-25428-R / 2706325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9-25505-R / 2708549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3934137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0-22942 / 320198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0-23812-R / 2363902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0-24012-R / 2375594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0-25286-R / 2463493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0-25805-R / 2498230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0-26184-R / 2522099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0-26617-R / 2546838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02692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0-28878-R / 2690069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0-30165-R / 2767495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049714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1-20654-R / 23409530/19037693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1-21005-R / 2391466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122187 / 2534470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122250 / 2543706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1-22576-R / 2584860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1-22677-R / 2594882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1-22812-R / 2608977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1-23187-R / 2650765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1-23463-R / 2687118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1-24081-R / 2766955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228024 / 368235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228387 / 2389509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2-29202-R / 2442881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2-29292-R / 2448589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2-29751-R / 2490552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2-30138-R / 2533510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2-30413-R / 2556927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2-30450-R / 2558419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2-30516-R / 2561082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2-31609-R / 2652937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232009 / 2684150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2-33173-R / 2779386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3-14976-R / 2189991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3-15572-R / 2288497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3-16752-R / 2482150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3-16956-R / 2510361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3-17837-R / 2634165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4-18163-R / 2558764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4-18540-R / 2606446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4-18599-R / 2612158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4-18693-R / 2619806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4-19048-R / 2652654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4-19307-R / 2681560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190390974 / M045-23986-R/2269944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525170 / 2379993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5-26353-R / 2474630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5-26591-R / 2493128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5-26674-R / 2499316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5-26921-R / 2516778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5-27168-R / 2542476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5-28041-R / 2644637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5-28922-R / 2756881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6-13331-R / 2465243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6-13923-R / 2583490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6-14031-R / 2606289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6-14642-R / 2721493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7-24149-R / 2385023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7-26331-R / 2669162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7-27158-R / 2779302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813781 / 2211515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813882 / 2237159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813928 / 2245616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8-15047-R / 2503957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815611 / 2667027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9-22891-R / 2404518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49-25047-R / 2593779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0-35697-R / 2404797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0-35816-R / 2411789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0-38434-R / 2611109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0-38547-R / 2619745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0-38781-R / 263634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0-38984-R / 2657030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0-39211-R / 2673860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0-39213-R / 2673885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039784 / 2721494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0-39908-R / 2731615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0-39910-R / 2731628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0-39944-R / 2734172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1-16578-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116681 / 2339013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1-18417-R / 2568591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1-19109-R / 2659251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1-19270-R / 2686612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127761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127761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217537 / 2403200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2-18262-R / 2534131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2-18501-R / 2587199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2-18514-R / 2590416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2-18826-R / 2647759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3-16731-R / 2397210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3-18433-R / 2546591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3-19251-R / 2625428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3-20356-R / 2740002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330565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4-16344-R / 2445480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4-16570-R / 2471987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4-18612-R / 2778460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511045 / 2209099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512052 / 2348992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5-12368-R / 2403825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5-13780-R / 2596395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6-31638-R / 2376278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631812 / 2392991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6-33276-R / 2503828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6-34602-R / 2599174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6-35292-R / 2655246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6-35830-R / 2697761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6-36153-R / 2718768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6-36626-R / 2755494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6-36723-R / 2763001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6-36849-R / 2774570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643183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7-32960-R / 2387465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7-34419-R / 2494041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7-34429-R / 2494599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7-34550-R / 2500882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7-34714-R / 2508708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7-35402-R / 2548042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7-35587-R / 2563124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7-35716-R / 2576597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7-35859-R / 2587823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7-37848-R / 2750436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8-13681-R / 255051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8-13701-R / 2554056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8-14958-R / 275199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8-15010-R / 275994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8-15074-R / 2765383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9-18773-R / 2464653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919040 / 499270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9-20789-R / 2708229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59-21083 / 2742783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0-17996-R / 2585502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0-18868-R / 2663093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0-19164-R / 2687869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0-19222-R / 2691411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0-19293-R / 2697366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0-20139-R / 2775808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0-20140-R / 2775991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1-16653-R / 2454390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1-16715-R / 2464642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1-16859-R / 2480699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1-18452-R / 2645727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2-39245-R / 2350015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2-40360-R / 2430201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2-40534-R / 2447044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2-41014-R / 2481267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2-41501-R / 2508070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2-42240-R / 2559273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242373 / 2569049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2-42503-R / 2578540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2-43448-R / 2650877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2-43659-R / 2666832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3-14877-R / 2348419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3-15704-R / 2440887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3-16060-R / 2486571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3-16898-R / 2608931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416778 / 2255823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417176 / 2300769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4-17499-R / 2347540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4-17605-R / 2363510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4-18057-R / 2409916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4-18281-R / 2435156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4-18282-R / 2435218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4-18296-R / 2435541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4-18874-R / 2483157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4-19345-R / 2520122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4-19580-R / 2538030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4-20108-R / 2600104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4-20281-R / 2625173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4-20497-R / 2650165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4-20584-R / 2659848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4-20600-R / 2661189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4-20617-R / 2663002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4-20923-R / 2701918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4-20999-R / 2717330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4-21241-R / 2750554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4-21290-R / 2755956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4-21307 / 2758548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4-21418-R / 2773908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4-21553-R / 2790501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5-17590-R-S / 2297761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5-21841-R / 2621691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5-23045-R / 2719467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5-23179 / 2722968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5-23535-R / 2733750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5-23567-R / 2735009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5-23595-R / 2735365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5-23971-R / 2752595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5-24329-R / 2781061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5-24337-R / 2781081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5-24339-R / 2781152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6-16160-R / 2405419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6-16595-R / 2432280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6-17334-R / 2475652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6-18055-R / 2515255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618143 / 519947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6-18542-R / 2548640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618545 / 2548669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6-18722-R / 2564769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6-19089-R / 2593818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6-19592-R / 2642644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6-19606-R / 2643733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6-20716 / 2750267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6-21101-R / 2780296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6-37599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7-25660-R / 2452635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7-26880-R / 2561427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7-27219-R / 2610318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7-27963-R / 2697336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7-27964-R / 2697451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8-32242-R / 2347397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8-32450-R / 2356785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8-32900-R-S / 2383806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8-34681-R / 2519722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8-34784-R / 2531282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8-35495-R / 2563685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8-36061-R / 2597313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8-36304-R / 2612795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8-36450-R / 2624663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8-37386-R / 2681814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8-37444-R / 2684240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8-38046-R / 2723351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8-38211-R / 2737676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8-38396-R / 2751875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844138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8-44141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919614-R-S / 2342048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9-19727-R / 2349526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9-19763-R / 2352242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9-20971-R / 2464432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9-21607-R / 2509036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9-23025-R / 2618911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9-23557-R / 2662652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9-24544 / 2746647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9-24625-R / 2753777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9-24900-R / 2780120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9-25021 / 2788726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9-25072-R / 2792292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9-25073-R / 2792636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6937975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;070-20609-R / 2647372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0-18909-R / 2459740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0-19501-R / 2537915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0-19630-R / 2553602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0-20700-R / 2656507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0-21783-R / 2775181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027956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027956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027956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027956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027958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0-27961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1-13329-R / 2573366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1-13586-R / 2639559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1-17686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1-17687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219293 / 2482359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2-21572-R / 2691741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2-22296-R / 2758511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3-17570-R / 2446443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3-18327-R / 2532727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3-18399-R / 2539999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3-19052-R / 2618294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3-19147-R / 2636340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4-18482-R / 2363134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4-18848-R / 2409786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4-19136-R / 2445943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419547 / 2512851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4-20611-R / 2644313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4-20770-R / 2657845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4-21172-R / 2710168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4-21440 / 2746603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513892 / 2267449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5-15599-R / 2498231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5-16198-R / 2582844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5-17191-R / 2741924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6-18016-R / 2556288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6-18261-R / 2589424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6-18348-R / 2596413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6-18733-R / 2647321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6-19209 / 2716817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6-19533 / 2763145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6-19655-R / 2778172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6-19755-R / 2788424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7-15271-R / 2374634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7-15272-R / 2374653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715397 / 2399031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7-15785-R / 2467629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7-16095-R / 2523970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7-16382-R / 2576344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7-16594-R / 2613310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7-16968-R / 2677760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7-17105-R / 2698094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7-17110-R / 2699415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7-17641-R / 2783253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8-24184-R / 2418694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8-25010-R / 2446678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8-27196-R / 2593905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8-27321-R / 2600833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8-27974-R / 2636324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828018 / 2638642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8-29664-R / 2733062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8-30051-R / 2758164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8-30128-R / 2762664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9-15734-R / 2371048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9-15737-R / 2371284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9-15738-R / 2371322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9-16247-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9-16693-R / 2464729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9-16993-R / 2504500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9-16994-R / 2504510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9-16995-R / 2504520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9-16996-R / 2504526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9-18222-R / 2664816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9-18923-R / 2758903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79-19219 / 7909561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3">
            <text:p>19036519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0-21479-R / 2510863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0-21483-R / 2511924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1-15309-R / 2490720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1-16321-R / 2603299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1-17795-R / 2767401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1-17933-R / 2781528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3-16226-R / 2379526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3-16232-R / 2379998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3-16614-R / 2444652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3-16689-R / 2456028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3-17159-R / 2539768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3-17631-R / 2630920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3-17924-R / 2675882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3-18063-R / 2699676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3-18404-R / 2758434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325220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IT8942505 / M201-24426-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4-24935-R / 2363500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4-25167-R / 2395274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4-25290-R / 2412375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4-26009-R / 2480665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4-26115-R / 2490236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4-26267-R / 2502414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426349 / 2509290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4-26783-R / 2554925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4-26889-R / 2568833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4-27036-R / 2582591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4-27170-R / 2593952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4-27214-R / 2598525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4-27255-R / 2601966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4-28524-R / 2735133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4-28696-R / 2754904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5-27758-R / 2559927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6-34823-R-S / 2343213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6-35517-R / 2393504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6-37177-R / 2521645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6-37178-R / 2521912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637467 / 545351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637513 / 2548436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6-37627 / 2559604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6-37719-R / 2568287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6-38036-R / 2595859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6-39466-R / 2718267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6-39819 / 2749079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6-39844-R / 2752313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6-39918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6-40064-R / 2770468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6-40152-R / 2777980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6-40241-R / 2784360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190357940 / 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190357940 / 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190357940 / 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190357940 / 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7-14628-R / 2500525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7-14629-R / 2500547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7-15345-R / 2637191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7-15862-R / 2749124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818488 / 2318988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8-19042-R / 2366184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8-19544-R / 2403525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8-21787-R / 2602727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8-22748-R / 2672924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8-23638 / 2743667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8-24223-R / 2788752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841110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841129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841145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9-17290 / M089-1729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89-19981-R / 2680482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0-20010-R / 2429382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0-20189-R / 2448109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0-20878-R / 2499174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0-21061-R / 2507986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0-21079-R / 2508717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0-21275-R / 2526052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0-22401-R / 2623833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0-23319 / 2703570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0-23873 / 2747169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0-24104-R / 2778145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1-18348-R / 2491443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1-18991-R / 2564025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2-14923-R / 2675629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2-15028-R / 2678751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21503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2-15761-R / 2718089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2-35430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2-35430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3-17098-R / 2505319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3-17609-R / 2561840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3-18241-R / 2632419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3-18279-R / 2636342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3-18413-R / 2650410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3-18492-R / 2657608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3-18939-R / 2709292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4-13934-R / 2391947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4-14498-R / 2457769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4-14580-R / 2476863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4-14765-R / 2506614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424549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5-23791-R / 2412777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5-24381-R-SD / 2446409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5-24684-R / 2469696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525056 / 2500926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5-25431-R / 2533046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5-26095-R / 2577863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5-26876-R / 2625201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5-27091-R / 2637841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5-28533-R / 2741915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814575 / 2267266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8-17753-R / 2470848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8-18316-R-S / M098-18316-R-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8-18858-R / 2548605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8-19111-R-S / M098-19111-R-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8-19903-R / 2616948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820567 / 2659155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8-21238 / 2699136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8-21634-R / 2723592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8-22290-R / 2765100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8-22561-R / 2782000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9-15665-R / 2349855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9-17633-R / 2530086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9-17634-R / 2530145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9-18413-R / 2653990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9-18633-R / 2687043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099-19139-R / 2767707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0-21412-R / 2384343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0-21507-R / 2393813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0-21654-R / 2407455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0-21685-R / 2412243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0-22175-R / 2482405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023611 / 2682491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0-23986-R / 2732586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1-20000 / 2448371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1-20016-R / 2450411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120249 / 2507309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1-20698-R / 2590810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1-20856-R / 2619311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1-21096-R / 2667121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1-21627-R / 2778434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126580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2-16219-R / 2568611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2-16453-R / 2600152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2-16501-R / 2607768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2-16597-R / 2621507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2-16915-R / 2668881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3-23830-R / 2497116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3-24536-R / 2531970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3-24920-R / 2555617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3-25154-R / 2572159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3-26178-R / 2648597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3-26322-R / 2659177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3-26711-R / 2687272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3-27615-R / 2750648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3-27766-R / 2758204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3-27821-R / 2762308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3-27822 / 2762313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3-27823 / 2762322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3-28302-R / 2795316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4-17769-R / 2392809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4-19118-R / 2518457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41947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4127331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6-20838-R / 2342682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6-21026-R / 2350686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6-21034-R / 2351027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6-21068-R / 2354074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6-21191-R / 2363568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6-21383-R / 2369155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6-21659-R / 2431173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6-21763-R / 2436716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6-22795-R / 2491860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622971 / 2498226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6-23380-R / 2527344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623692 / 2545745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6-24276-R / 2588851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6-25152-R / 2653978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6-25203-R / 2656555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6-25530-R / 2679715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625597 / 2683553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6-26004-R / 2706595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6-26322-R / 2732617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641559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6-41572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71429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7-15596-R / 2345475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7-15921-R / 2382583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7-16301-R / 2410003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7-16729-R / 2448370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7-16752-R / 2450840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7-17245-R / 2498853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718030 / 2553750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7-19524-R / 2685477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7-19976-R / 2727926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7-20286-R / 2758002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7-20533-R / 2776013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9-14729-R / 2391032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9-14988-R-S / 2413697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9-15146-R / 2423747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9-16219-R / 2549991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916267 / 2557290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09-17905-R / 2773739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0-24863-R / 2467526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0-24961-R / 2480040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0-25528-R / 2550240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0-25697-R / 2572316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0-26753-R / 2722432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0-26820-R / 2730715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1-18686-R / 2458424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1-20888-R / 2676045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1-20967-R / 2682993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1-21038-R / 2691935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2-13972-R / 2593073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214343 / 2686371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415764 / 2191019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4-18724-R / 253980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4-19738-R / 2648926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4-19742-R / 2649114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5-30360-R / 2463344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5-30417-R / 2471010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5-31210-R / 2551770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5-31480-R / 2569354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5-31554-R / 2573283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5-32749-R / 2686987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5-33941-R / 2786680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617093 / 2167388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61799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61985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6-20918-R / 2448908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621629 / 2500046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623405 / 2620476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6-24118-R / 2668841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6-24589-R / 2708791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6-25027 / 2744351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7-23665-R / 2674413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8-16722-R / 2515030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8-16774-R / 2517775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8-17398-R / 2588101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8-17520-R / 2603248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8-17570-R / 2609604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8-17637-R / 2616810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8-17638-R / 2617021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8-18078-R / 2672253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8-18396-R / 2711804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8-18736-R / 2763971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8-18840-R / 2776826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8-18955-R / 2791890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823773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9-16460-R / 2588969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9-1733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19-17658-R / 2791089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0-12569-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012866 / 2294369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0-13315-R / 2384291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0-13332-R / 2384450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0-13471-R / 2398254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0-14099-R / 2503612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0-14190-R / 2512670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014385 / 2544417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0-15259-R / 2697126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0-15292 / 2702203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0-15408-R / 2720914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3-14294-R / 2359550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3-15812-R / 2672113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4-14633-R / 2472849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4-14649-R / 2475568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4-15510-R / 2626870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4-15599-R / 2639605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4-15654-R / 2652751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4-15900-R / 2696349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4-15901-R / 2696380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4-15903-R / 2696396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5-16455-R / 2522148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5-16507-R / 2530276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5-16802-R / 2565073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5-17077-R / 2608384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5-17289-R / 2649711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5-17512-R / 2685350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615130 / 2489522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728971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735961 / 2379566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7-38909-R / 2598966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7-39036-R / 2607375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7-39456-R / 2637084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7-41600-R / 2785959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8-26007-R / 2517985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8-26377-R / 2566845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8-26378-R / 2566996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8-27138-R / 2649960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8-27505-R / 2704589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8-28060-R / 2771972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9-17442-R / 2380293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9-17802-R / 245529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9-17895-R-S / 2473199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9-17908-R / 2476077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9-17956-R / 2496092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918305RS / 2556835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9-20137-R / 2779759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29-20148-R / 2781132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016559 / 2251947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0-19060-R / 2533692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0-19919-R / 2628723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0-20923-R / 2750897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1-22951-R / 2537848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1-23154-R / 2555398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1-23375-R / 2574326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1-23624-R / 2594905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1-24018-R / 2626849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1-24185-R / 2638209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1-24266-R / 2644397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1-24615-R / 2677042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1-24754-R / 2691929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124849 / 2703562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1-25351-R / 2743089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1-25902-R / 2784575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1-25933-R / 2786044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1-25934-R / 2786053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1-25935-R / 2786066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1-25939-R / 2786103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1-25944 / 2786239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2-13843 / 2253029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2-15254-R / 2476465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2-16902-R / 2741426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314851 / 2239520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315138 / 228787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3-16388-R-S / 2447186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3-16407-R / 2449233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3-16934-R / 2524623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317919 / 2657854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3-18378-R / 2721686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3-18474-R / 2736589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3-18549 / 2745620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4-20000-R / 2505273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4-20696-R / 2575258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421043 / 2609188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4-21171-R / 2616940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4-21328-R / 2630911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4-21570-R / 2655510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4-21721-R / 2671651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4-22683-R / 2770606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510097 / 1724995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510266 / 177781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510454 / 1811444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511081 / 1888114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5-14403-R / 2475580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5-14622-R / 2517163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515263 / 2622142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5-15993-R / 2760225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526682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526682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7-15659-R / 2361466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7-16873-R / 2505032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7-16878-R / 2505609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7-18520-R / 2696401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7-18928 / 2743973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725737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8-22357-R / 2382193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8-22401-R / 2387838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8-22925-R / 2455550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8-23465-R / 2535078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823571 / 2544868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8-23621-R / 2551866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8-23944-R / 2582147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8-23995-R / 2586937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824772 / 2677782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8-24948-R / 2696190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8-25035-R / 2713153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8-25118-R / 2723814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38-25826-R / 2793052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0-14717-R / 2359800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0-16198-R / 2640387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0-16311-R / 2659644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0-16584-R / 2698084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1-15547-R / 2357865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1-16449-R / 2471946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1-16646-R / 2485404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1-17568-R / 2609236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2-15780-R / 2391898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2-16403-R / 248679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2-16821-R / 2568223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2-17191-R / 2637783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2-17987-R / 2781558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3-20573-R / 2404929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3-22274-R / 2537369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32236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3-23362-R / 2639580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3-24366 / 2744918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3-24693-R / 2776783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330372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3-30373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330406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4-19552-R / 2367644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4-20151-R / 2466165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4-21020-R / 2591582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4-22882-R / 2751287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4-23245-R / 2786123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438116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511549 / 2189188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5-13083-R / 2515421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5-13475-R / 2596784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5-13492-R / 2600440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5-14148-R / 2737354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6-21129-R / 2359030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6-21321-R / 2389118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6-23025-R / 2660469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6-23258-R / 2701575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6-23300-R / 2708813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6-23382-R / 2723258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6-23384-R / 2723695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6-23569-R / 2757529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6-23755-R / 2785476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6-23795-R / 2793129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712645 / 2270272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7-13714-R / 2433381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7-14897-R / 2646434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7-15021-R / 2663040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7-15176-R / 2685195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7-15687-R / 2771517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7-15746-R / 2780452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8-15631 / 2269553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8-17504-R / 2518823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8-17718-R / 2551733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8-18204-R / 2624885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8-18627-R / 2672602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8-19110-R / 2728999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8-19189-R / 2739736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8-19465-R / 2783123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9-21065-R / 2437584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9-21084-R / 2439111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9-21564-R / 2484062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9-22284-R / 2534325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9-22665-R / 2565609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9-23241-R / 2618400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923242 / 2618446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9-23391-R / 2635502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49-23418-R / 2638686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0-20016-R / 2439535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0-20970-R / 2607495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021299 / 2671127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0-21646 / 2747400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1-20107-R / 2420678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1-20129-R / 2421789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1-20945-R / 2500409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1-21093-R / 2515775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1-21127-R / 2519593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1-21228-R / 2529557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1-22223-R / 2628891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1-22549-R / 2655491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1-22551-R / 2655504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122632 / 2664411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2-14524-R / 2348741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2-14925-R / 2422608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2-15253-R / 2466981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2-15255-R / 246699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2-15910-R / 2542552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2-16094-R / 2577737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2-17033-R / 2730567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2-17479-R / 2793184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3-19959-R / 2367657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3-20261-R / 2394774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321882 / 2492007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19048198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19048213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4-343329 / 19048198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4-34387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434463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434464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4-34503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4-34506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4-34536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5-12312-R / 2459755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5-12811 / M155-1281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5-12891-R / 2566263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5-13960 / 2742116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5-13961 / 2742160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5-13962 / 2742237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5-14182-R / 2778065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5-14200-R / 2781411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6-15268-R / 2358390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6-16199-R / 2481453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6-17205-R / 2599954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6-17576-R / 2641383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6-17932-R / 2677194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6-18087 / 2693439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6-18293-R / 2720091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7-15988-R / 2396942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7-17426-R / 2604309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7-18033-R / 2711167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7-18384-R / 2761263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8-14712-R / 2466394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8-14747-R / 2468675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815324 / 2524699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8-16719-R / 2665558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8-17366-R / 2738398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832511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9-14581-R / 2399803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9-14826-R / 2418474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9-16158-R / 2585365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9-16461-R / 2633444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9-16628-R / 2655571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5926354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0-13643-R / 2384524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1-20192-R / 2748102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1-20306 / 2768000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1-20316-R / 2769918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214738 / 2157106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2-15677-R / 2282159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216012 / 2330794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217078 / 2466460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2-17771-R / 2547150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2-18288-R / 2620256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2-18870-R / 2699767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2-19025-R / 2718292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3-15675-R / 2393381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3-16287-R / 2472239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3-17953-R / 2713963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,1642114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415740 / 2080407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416791 / 2168639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416817 / 2171275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417133 / 2197381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418536 / 2317901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4-20220-R / 2467474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4-21577-R / 2596014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4-22538-R / 2682666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4-22769-R / 2707980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4-23201 / 2747658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430367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5-18083-R / 2534067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5-19848-R / 2766180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5-19855-R / 2766577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6-32972-R / 2381145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6-34057-R / 2460161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6-35532-R / 2579725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6-36463-R / 2661837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712259 / 2201644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712562 / 2248306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712994 / 2320139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7-14362-R / 2540002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7-14847-R / 2598918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7-14951-R / 2610135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7-15263-R / 2646333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7-15861-R / 2718601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7-15901-R / 2722756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7-15955-R / 2728987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7-16107-R / 2748216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7-16170-R / 2753335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7-16455-R / 2786252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7-26702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726709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8-16542-R / 2623230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8-17058-R / 2685431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8-17097-R / 2692484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8-17215-R / 2714314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8-17468-R / 2757023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8-17566-R / 2771178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190407749 / M169-15549-R/2336716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9-16941-R / 2495043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9-17164-R / 2517736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917346 / 2531046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9-17647-R / 2572216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9-18652-R / 2717436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69-18845-R / 2739364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0-16951-R / 2356227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017807 / 2476036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0-17838-R / 2481950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0-18638-R / 2600151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0-18826-R / 2626259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0-18983-R / 2653798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0-19255-R / 2698775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0-19461-R / 2733063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0-19669-R / 2764160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0-19706-R / 2768498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0-19861-R / 2788026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1-18820-R / 2390348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1-19053-R / 2424422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1-19586-R / 2514075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119816 / 2557574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2-17377-R / 2450596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2-17963-R / 2505021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218526 / 2569085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2-19054-R / 2624388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2-19080-R / 262572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2-19648-R / 2679906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2-19677-R / 2684006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2-19847-R / 2692890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2-19958-R / 2705105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2-20151-R / 2726910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2-20214-R / 2729153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2-20545-R / 2758672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2-20701-R / 2776080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316776 / 2374743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3-17878 / M173-1787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3-18490-R / 2520555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3-20008-R / 2653977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3-20397-R / 2687024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4-16179-R / 2382351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417416 / 2538206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417507 / 2553600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4-17600-R / 2568102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4-18068-R / 2644349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4-18069-R / 2644360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4-18164-R / 2656613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418181 / 2659393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4-18258-R / 2670879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4-18319-R / 2679147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4-18488-R / 270693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4-18496-R / 2707180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4-18652-R / 2733310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422779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5-31990-R / 2525306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532234 / 2541867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5-33329-R / 2651673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5-33351-R / 2653504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6-14921-R / 2448797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615359 / 2540989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6-15970-R / 2663844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6-15988-R / 2667084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6-16115-R / 2695406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7-15951-R / 2369077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7-18729-R / 2570717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7-19157-R / 2607222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7-19158-R / 2607237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7-19297-R / 2618588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7-19666-R / 2651773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8-24121-R / 2390447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8-25055-R / 2521469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8-25343-R / 2562397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8-26418-R / 2706694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8-26701-R / 2746624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8-27004-R / 2785393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9-14698-R / 2420362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915323 / 2540235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9-15525-R / 2587598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9-15526-R / 2587629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9-15529-R / 2587780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9-15531-R / 2587931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9-15532-R / 2587959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9-15533-R / 2588030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9-15535-R / 2588100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9-15902-R / 2648743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79-15964-R / 2657237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015877 / 2331194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015893 / 2332432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0-16011-R / 2343900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0-17952-R / 2582114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0-18644-R / 2670487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0-18872-R / 2702614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0-18931-R / 2710426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0-19131-R / 2737429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1-13841-R / 2351692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1-13998-R / 2378422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1-15005-R / 2560049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1-15434-R / 2637858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1-15533-R / 2655699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1-15751-R / 2684609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1-15752-R / 2684619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1-15760-R / 2686692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2-13253-R / 2371719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2-13637-R / 2424876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2-14114-R / 2501836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214317 / 2544095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2-14410-R / 2558833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2-14442-R / 2565832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2-14524-R / 2588817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2-14586-R / 2603315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315897 / 2211088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3-18362-R / 2440573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3-18820-R / 2509436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318821 / 2509441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3-19346-R / 2572214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3-20029-R / 2646464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3-20799-R / 2731492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3-21233-R / 2767498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520455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5-22684-R / 2607860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5-22910-R / 2641716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5-23422-R / 2707837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5-23436-R / 2710733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6-20209-R / 2386936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6-20414-R / 2401040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6-21492-R / 2506166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621622 / 2520385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6-22340-R / 2580695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623226 / 2671634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6-23283-R / 2676546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6-23419-R / 2690580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6-23453-R / 2693748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6-23492-R / 2697752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6-24111-R / 2767570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6-24220-R / 2778509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7-31874-R / 2560827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732998 / 2659744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7-33002-R / 2660126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7-33394-R / 2692558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7-33399 / 2692950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7-33712-R / 2714836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7-34027 / 2742928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7-34109-R / 2751033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818094 / 2339247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8-18177-R / 2347995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8-18732-R / 2424007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8-20449-R / 2608596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8-20679-R / 2625990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8-21192-R / 2675809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8-21202-R / 2676945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8-21403-R / 2695373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8-21903-R / 2729725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8-22076 / 2746328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8-22235 / 2760596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8-22379-R / 2774009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9-18436-R / 2602549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9-19785-R / 2716710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9-20590-R / 2781073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929815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929819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929824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929844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929865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89-29871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0-24902-R / 2399716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0-25605-R / 2443204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0-25757-R-S / 2455485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0-26093-R / 2480736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0-26168-R / 2484015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0-26771-R / 2524664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026772 / 524688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0-27161-R / 2558216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0-27650-R / 2593660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0-27858-R / 2607473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0-28462-R / 2652509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0-28536-R / 2658819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0-29606-R / 2749684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0-29754-R / 2760079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0-29986-R / 2779656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1-19900-R / 2371517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2-18849-R / 2559548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2-19318-R / 2626016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2-20065-R / 2727468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61693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6-18765-R / 2469804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6-19359-R / 2587714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6-19665-R / 2649225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6-19757-R / 2667157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619803 / 2670225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6-19990-R / 2712405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6-20006-R / 2715215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6-20073-R / 2725170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6-20404-R / 2796048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7-49432-R / 2428559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7-51567-R / 2606449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7-51647-R / 2609987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7-51649-R / 2610037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7-52017-R / 2634096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7-52021-R / 2634205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7-52828-R / 2682774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7-52834-R / 2683281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7-54101-R / 2763414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7-54132-R / 2764965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7-54485-R / 2788073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7-54496 / 2788762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8-24559-R / 2380917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8-24742-R / 2385126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8-26084-R / 2449861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8-26219-R-S / M198-26219-R-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8-26314-R / 2464202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8-26633-R / 2485520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8-26957-R / 2503280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8-28545-R / 2592024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8-28658-R / 2599120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8-29294-R / 2639689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829403 / 2648783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8-29810-R / 2674308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8-30336-R / 2707499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8-30482-R / 2716046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8-30980-R / 2752208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8-31292-R / 2772566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9-23348-R / 2438588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9-23543-R / 2460079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9-23594-R / 2461470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9-24114-R / 2520231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9-24262-R / 2535835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924461 / 2547774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9-24793-R / 2573535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9-24863-R / 2580163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9-25077-R / 2597204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92536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9-25700-R / 2649024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9-26069-R / 2674214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9-26744-R / 2731630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9-26759-R / 2733134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9-27084-R / 2760867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9-27180-R / 2766807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199-27245-R / 2772016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027357 / 2520347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0-27379-R / 2523592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0-27749 / 2554592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0-28348-R / 2620606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028645 / 2652683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0-28825-R / 2674587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0-29127-R / 2711519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0-29186-R / 2717628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0-29561-R / 2755828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0-29778-R / 2783665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0-29868-R / 2795243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1-25203-R / 2611819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1-25806-R / 2697893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1-26040-R / 2726861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1-26311-R / 2769666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2-18703-R / 2467085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2-18830-R / 2485233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2-19307-R / 2542194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2-19957-R / 2622992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2-20738-R / 2728224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2-21117-R / 2774995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2-21278-R / 2794877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2-21284-R / 2795882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3-14284-R / 2353735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3-15472-R / 2600884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3-15525-R / 2607189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3-15924-R / 2677512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3-16088 / 2707419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3-16169-R / 2733549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3-16171 / 2734117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412185 / 2358721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4-12868-R / 2490765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413404 / 2622884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4-14062 / 2740276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4-14234-R / 2762971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4-14243-R / 2763302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5-17119-R / 2535692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5-17781-R / 2616174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5-18415-R / 2704946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521351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616973 / 2302381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7-19812-R / 2470580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7-21032-R / 2682168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7-21064-R / 2687700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7-21278-R / 2730073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8-14779-R / 2371856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8-14867-R / 2383007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8-15622-R / 2469147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816499 / 2544047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8-17484-R / 2676889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8-17647-R / 2698787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190469433 / M209-17490-R-S/2269885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917893 / 2301331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918223 / 2326832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9-20197-R / 2470552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9-20678-R / 2505180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9-22135-R / 2612272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09-23367-R / 2714796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019187 / 2241555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019664 / 2280834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019760 / 2291497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020037 / 2318355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0-20922-R / 2393301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0-21991-R-S / 2495647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0-22385-R / 253263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0-23076-R / 2605340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0-23291-R / 2622507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0-23525-R / 2641789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0-23880-R / 267069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0-23916-R / 2674161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0-24069-R / 2687779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0-2444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0-24543-R / 2723763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0-25214-R / 2780248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0-25338 / 2789594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0-25402-R / 2796156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1-13602-R / 21328471/19037424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1-15894-R / 2469150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1-17608-R / 2713579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214341 / 2281116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2-15599-R / 2469769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2-16052-R / 2533143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2-16539-R / 2621778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2-17007-R / 2713763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2-17020-R / 2716240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2-17081-R / 2728183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2-17334-R / 2781111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2-17399-R / 2790898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3-13497-R / 2565678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3-14058-R / 2705148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4-13065-R / 2453896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4-14204-R / 2653463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4-14526-R / 2719684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514480 / 2484352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5-15737-R / 2732932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522995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6-13538-R / 21880978/M216-T-11059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6-14082-R-S / 2280250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6-15182-R / 2493754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6-15951-R / 2647860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6-16134-R / 2682580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6-16389-R / 2732345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6-16596-R / 2775364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621095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621096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723617 / 2382586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7-24170-R / 2437068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7-24535-R / 2470721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7-24922-R / 2517208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7-24932-R / 2518140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7-24960-R / 2519767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7-24994-R / 2522376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7-25221-R / 2540512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7-25331-R / 2557197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7-25648-R / 2600790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7-25829-R / 2621424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7-26420-R / 2707386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817490 / 323219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8-18131-R / 2405114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8-18395-R / 2440293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8-19445-R / 2559291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8-20252-R / 2670589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9-14298-R / 2424389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9-14433-R / 2447904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9-15226-R / 2549621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9-15388-R / 2571455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1915902 / 2661117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0-16661-R / 2433264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017485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133583 / 2568916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1-33935-R / 2588361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1-33938-R / 2588605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1-34674-R / 2621831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1-35460-R / 2660210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1-35915-R / 2681163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1-36310-R / 2698839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1-36388-R / 2702921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1-37056-R / 2734111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1-37543-R / 2758141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1-37639-R / 2762788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1-37986-R / 2778184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1-38014-R / 2779983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1-38031-R / 2780683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1-38034-R / 2780822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1-38075-R / 2782256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1-38307-R / 2791764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1-38379-R / 2795729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2-21112 / 2198353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2-21369 / 2235246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2-23264-R / 2485516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2-24302-R / 2645769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2-24841-R / 2723393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2-25278-R / 2794990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3-21443-R / 2351008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3-21564-R / 235899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32156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3-22339-R / 2414246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3-23152-R / 2471661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325286 / 2651368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3-26319-R / 2741037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3-26528-R / 2759556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4-11960-R / 2477252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4-13346 / 2709468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4-13733-R / 2786192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417110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5-18613-R / 2437791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5-18706-R / 2451290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5-18765-R / 2460165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518900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519939 / 2625573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6-24824-R / 2424669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6-27175-R / 2690231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6-27748-R / 2766168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720255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7-26539-R / 2454853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7-26909-R / 2492832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7-27581-R / 2561840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7-28218-R / 2623321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7-28234-R / 2624757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822529 / 2336369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8-22917-R / 2372793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8-23826-R / 2456271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8-23978-R / 2469622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8-24028-R / 2473472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8-24215-R / 2486557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8-24238-R / 2488375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8-24574-R / 2521111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8-24708-R / 2531977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8-24709-R / 2531994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8-25395-R / 2583414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8-26097-R / 2654485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8-26108-R / 2656527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8-26390-R / 2685255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8-26569-R / 2697088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8-26750-R / 2715122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8-27001 / 2743067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8-27023 / 2745252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9-16409-R / 2594749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29-17068-R / 2768134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0-16671-R / 2467851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017192 / 516562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0-17582-R / 2558451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0-18127-R / 2635908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0-18984-R / 2760230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022016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022018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1-21007-R / 2393705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1-21400-R / 2461990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1-21978-R / 2547187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2-29893-R / 2504353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2-30428-R / 2594716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4-19374 / M234-1937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4-19682-R / 2474483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4-21007-R / 2639236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4-21134-R / 2648791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4-21135-R / 2648806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4-21176-R / 2653278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4-22017-R / 2748914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4-22120-R / 276207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511668RS / 1804184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512045RS / 1844473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512299RS / 1873895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513075RS / 1965843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514707RS / 2163880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5-16134-R / 2347625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5-17390-R / 2537412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5-18971 / 274394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5-19272-R / 2782171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6-13906-R-S / 2421740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6-14180-R / 2475690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614427 / 2524608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6-14588-R / 2551042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6-14863-R / 2609288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6-14866-R / 2609942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6-14877-R / 2612493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6-15104-R / 2658070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6-15174-R / 2670546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6-15175-R / 2670568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6-15622-R / 2760177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7-18939-R / 2653314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7-19071-R / 2667699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7-19166-R / 2677616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7-19734-R / 2741018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7-20082-R / 2774866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8-12909-R / 2705260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8-13028-R / 2716585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9-21860-R / 2388529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922686 / 2499053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9-23142-R / 2552563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9-23514-R / 2616905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9-23936 / 2706826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9-24211-R / 2762553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39-24259-R / 2770743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0-21705-R / 2412367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0-21930-R / 2426700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0-21933-R / 2426842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0-23517-R / 2618304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0-24222-R / 2695199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112606 / 2167995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113196 / 2251024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1-14652-R / 2446956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11481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1-14870-R / 2472560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1-15487-R / 2548438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1-15546-R / 2556820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1-15769-R / 2588849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116255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1-16313-R / 2662742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1-17055-R / 2740150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2-26308-R / 2466122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2-26402-R / 2474910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2-26457-R / 2481966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2-26637-R / 2498917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2-26725-R / 2505573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2-27115-R / 2540603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2-27729-R / 2626496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2-27814-R / 2641362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2-28466-R / 273297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2-28509-R / 2739084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51247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5-13290-R / 2412452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5-13467-R-S / 2468322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5-13468-R / 2468335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5-13543-R / 2489910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6-15772-R / 2576200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6-16756 / 2742190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6-16971-R / 2780658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8-19811-R / 2355847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8-20503-R / 2421154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8-20873-R / 2453511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8-21282-R / 2484576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8-21599-R / 2505429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8-21940-R / 2534400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8-23453-R / 2666963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8-23686-R / 2689874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8-23691-R / 2690264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8-23835-R / 2704062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8-23870-R / 2707363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8-23928-R / 2715523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8-24201-R / 2737013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8-24317 / 2743888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8-24419 / 274890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8-24489-R / 2755260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8-24496-R / 2755856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8-2454 / 2752088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8-24625-R / 2767775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8-24806-R / 2786064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9-13022-R / 2493350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9-13370-R / 2581762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9-14002 / 2793318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49-14009-R / 2794925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50-13602-R / 2557227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50-13796-R / 2604932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51-14616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5114617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51-16166-R / 2361694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5116496 / 2402862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51-16755-R / 2433086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5118260 / 2662300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51-18279-R / 2664872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51-18876-R / 2753150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52-23979-R / 2494612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52-25180-R / 2654218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52-25311-R / 2674907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52-25403-R / 2691252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52-25679-R / 27358290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3">
            <text:p>19032384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53-16585-R / 2691811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54-13244-R-S / 2199969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54-14051-R-S / 2340070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5414399 / 2395106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54-14712-R / 2427975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54-14961-R / 2464488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54-15593-R / 2580850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54-15695-R / 2592563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54-15696-R / 2592586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54-15769-R / 2602577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54-16009-R / 2626919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54-16747-R / 2721737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54-16932-R / 2747460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54-17157-R / 2782218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55-14643-R / 2391076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55-15552-R / 2462046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55-15664-R / 2472552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55-15806-R / 2490357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55-15911-R / 2509909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55-17248-R / 2684079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55-17249-R / 2684090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55-17515-R / 2716699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55-17789-R / 2755912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57-13206-R / 2358890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57-13371-R / 2390566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57-14684-R / 2640155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59-12582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59-17892-R / 2381773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0-17581-R / 2463892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0-17844-R / 2503094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0-18018-R / 2523652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0-18270-R / 2552048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0-18382-R / 2563803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0-18505-R / 2579585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0-18514-R / 2579998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0-18516-R / 2580144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0-18951-R / 2637566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0-19172-R / 2670487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0-19213-R / 2678439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0-19369 / 2700105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0-19589-R / 2733729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216153 / 2429946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2-17431-R / 2609977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217591 / 2641094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2-18434-R / 2756922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3-18630-R / 2381685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3-18953-R / 2436940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3-20639-R / 2759147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4-15916-R / 2428931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4-16089-R / 2448357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4-16311-R / 2470024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4-17084-R / 2549726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4-17510-R / 2598852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4-17554-R / 2604984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4-17635-R / 2613678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4-18150-R / 2661893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4-18434-R / 2678425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4-18933-R / 2712464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4-19438-R / 2753414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4-19630-R / 2768152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4-19632-R / 2768266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4-19715 / 2774427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5-14192-R-S / 2615405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5-14843-R / 2759494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5-14892 / 2770962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19018081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19018081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6-15316-R / 2504980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615602 / 2555311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6-16685-R / 2792826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7-15083-R / 2366932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7-15084-R / 2366939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7-15760-R / 2481987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7-15912-R / 2515034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7-16072-R / 2550514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7-16220-R / 2581960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7-16255-R / 2590131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7-16610-R / 2665252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67-16995-R / 2754211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78-20937-R / 2376233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78-21002-R / 2390155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78-21247-R / 2419367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78-21450-R / 2440882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78-21782-R- / 2477153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7822029 / 2517105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78-22241-R / 2546881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78-22431-R / 2564416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78-22701-R / 2601073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78-23769-R / 2739746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78-24166-R / 2783725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79-21543-R / 2471554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79-22133-R / 2577921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7922749 / 683527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80-16446-R / 2590315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80-16826-R / 2642160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80-17744-R / 2759097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81-13213-R / 2406132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81-13360-R / 2431659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81-13840-R / 2528502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82-16214-R / 2348385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8216967 / 2428476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82-18959-R / 2643885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82-19093-R / 2654194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82-19628-R / 2710950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82-19923 / 2743074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82-21643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91-16254-R / 2408845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91-16296-R / 2413663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91-16618-R / 2449097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91-16679-R / 2459111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91-16715-R / 2467278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91-17446-R / 2570552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91-18175-R / 2669970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91-19008 / 2787715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9214320 / 2680166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92-14688-R / 2765210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9315923 / 2090486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93-17393-R / 2573986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94-22201-R / 2366202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94-23447-R / 2632923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94-23465-R / 2636417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95-11581-R / 2715025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96-13482-R / 2457542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96-14228-R / 2626844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9710970 / 2417651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97-11016-R / 2419742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97-11287-R / 2577006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299-19236-R / 2725512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3001377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1902749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301-16473-R / 2505179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301-17015-R / 2623261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301-17151-R / 2645963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303-14467-R / 2578610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3031487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303-15274-R / 2764830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30416600 / 2225016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30417646 / 2423267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304-18254-R / 2550672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304-18255-R / 2550685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304-18501-R / 2597446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305-14028-R / 2624987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305-14227-R / 2707306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306-12506-R / 2425514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306-13806-R / 2738880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307-15755-R / 2541672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307-16661-R / 2690274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307-16753-R / 2708111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307-16846-R / 2732373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307-16979-R / 2748561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307-17119-R / 2770323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307-17137-R / 2772396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309-15205-R / 2776284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310-15595-R / 268443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310-15974-R / 2761828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311-14244-R / 2654434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31210635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312-14690-R / 2590137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312-15152-R / 2688344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31215154 / 2688465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313-12682 / 2710608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315-12830-R / 2399464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315-13166-R / 24604608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3">
            <text:p>M315-13192-R / 2464850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315-14440-R / 2747444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315-14598-R / 2789010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31612381 / 2308595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316-12460-R / 2337210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316-13627-R / 2735199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316-13709-R / 2756390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316-13724-R / 2760800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316-13816-R / 2786912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400-12857-R-S / M400-12857-R-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400-12972-R / 2412883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402-20610-R-S / M402-20610-R-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40220764 / 2547876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31340180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M86011213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01-20647-R / 2679750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01-21891-R / 2775692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01-21894-R / 2775765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01-21977-R / 2780541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01-21980-R / 2780578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01-22350 / 2795459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04-36611-R / 2525595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0436791RS / 2545823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04-37018-R / 2562250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04-37413-R / 2591638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04-39431-R / 2721559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04-39988-R / 2763939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04-40268-R / 2781462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04-40394-R / 2789082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05-25827-R / 2453229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05-26138-R / 2470947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0526705 / 2553123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05-26872-R / 2561577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05-26947-R / 2566106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05-27254-R / 2588043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05-27637-R / 2616052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05-29664-R / 2772486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06-17206-R / 2616667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06-17505-R / 2637726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06-17568-R / 2644640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06-17680-R / 2650239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06-17841-R / 2663251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06-19107-R / 2766112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19039250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07-18771-R / 2446264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07-18824-R / 2454527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07-19006-R / 2500011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07-19009-R / 2501573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07-20221 / 2746102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07-20363-R / 2770493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07-20364-R / 2770522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07-20365-R / 2770539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07-20366-R / 2770554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07-20367-R / 2770571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07-20448-R / 2790003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08-24157-R / 2744333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08-24311-R / 2761072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08-24569 / 2792161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09-24503-R / 2573516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09-24597-R / 2590241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09-25809-R / 2775279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016877 / 321056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0-17729-R / 2428770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0-17733-R / 2429025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0-1847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0-20420 / 2745222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0-20945-R / 2793581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22260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2-25899-R / 2375173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2-26156-R / 2394943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2-27193-R / 2454362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2-28868-R / 2541196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228932 / 545635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2-30909-R / 264030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231245 / 2658493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2-31247-R / 2658621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2-31838-R / 2685246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231908 / 2689992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2-32081-R / 2695248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2-32319-R / 2704068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2-32460-R / 2713410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2-32464-R / 2713451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2-32552 / 2717341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2-32569-R / 2718226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2-33137-R / 2741636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2-33244 / 2745357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2-33478-R / 2755724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4-11361-R / 2390025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4-11390-R / 2399350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4-11887-R / 2502426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4-12268-R / 2591772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4-12984 / 2750234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5-15771-R / 2420119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5-18262-R / 2790657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6-15269-R / 2431263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6-15305-R / 2436018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6-15331-R / 2440615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6-15339-R / 2441190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6-15577-R / 2468755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6-15756-R / 2498978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6-15928-R / 2531866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6-15929-R / 2531876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615990 / 2546755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6-16115-R / 2571700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6-16265-R / 2600122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6-16292-R / 2604343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6-16571-R / 2652681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6-16817-R / 2706705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6-16988-R / 273501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6-17009-R / 2736008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6-17010-R / 2736009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6-17011-R / 2736016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6-17019-R / 2736665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6-17064-R / 2748198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6-17112 / 2753583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6-17191-R / 2766351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6-17298-R / 2782514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6-17316-R / 2784636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717395 / 2545288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7-17826-R / 2650132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7-17915-R / 2671253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7-18219-R / 2723660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7-18493-R / 2768473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8-20821-R / 2381496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8-21629-R / 2487294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19-20244-R / 2450123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0-15173-R-SD / 2472020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0-15976-R / 2546117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0-16034-R / 2549352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0-16051-R / 2550882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0-16149-R / 2561359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0-16201-R-S / 2563641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0-16204-R / 2563902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0-16457-R / 2593978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0-16635-R / 2614268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0-16985-R / 2662213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017114 / 2674625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0-17631-R / 2716954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0-17769-R / 2732910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0-17823-R / 2738253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0-18076-R / 2772274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0-18286-R / 2794573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2-13596-R / 2565524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213789 / 2617863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2-13899 / 2647927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3-16317-R / 2523814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3-16543-R / 2540735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3-17869-R / 2683836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3-17870-R / 2683854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3-18198-R / 2706529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3-18626-R / 2751058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3-18640-R / 2751132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3-18945-R / 2772373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3-19182-R / 2789916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3-19204-R / 2790500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5-20513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6-13416-R / 2463097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19678727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19678762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19678923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19678923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19678936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196789627</text:p>
          </table:table-cell>
          <table:table-cell table:number-columns-repeated="16383"/>
        </table:table-row>
        <table:table-row table:number-rows-repeated="3" table:style-name="ro1">
          <table:table-cell office:value-type="string" table:style-name="ce3">
            <text:p>19679238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196808447 / POS. 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196808447 / POS. 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196808447 / POS. 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196808447 / POS. 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196808447 / POS. 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196808447 / POS. 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732082 / 19678936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733986 / 19678936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7-40511-R / 2484920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7-40682-R / 2494382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7-40726-R / 2495637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741183 / 2514342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7-41289-R / 2518668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7-41364-R / 2521581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7-42336-R / 2559383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7-43365-R / 2592891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7-43646-R / 2602378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7-45077-R / 2649668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7-45188-R / 265323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7-47517-R / 2725817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7-48329 / 2745638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7-48412-R / 2747951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7-48560 / 2752947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7-48641-R / 275592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7-49117-R / 2767963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7-49188-R / 2770050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7-49516-R / 2779339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7-49666-R / 2783169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19033948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9-11353-R / 2561130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9-11553-R / 2635998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9-11715-R / 2649670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2919204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30-16555-R / 2704740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30-16622-R / 2716239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31-37595-R / 2374911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31-38486-R / 2455215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31-38550-R / 2459647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31-38768-R / 2467818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31-41612-R / 2667922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31-41842-R / 2684195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31-42238-R / 2705084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31-42534-R / 2716886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31-42888-R / 2741048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31-43037-R / 2751065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31-43142-R / 2757099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31-43175-R / 2759033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31-43176-R / 2759040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31-43251-R / 2763258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32-15101-R / 2404857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32-15138-R / 2412490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33-16089 / 2463666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33-16131-R / 2475078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33-16820-R / 2555003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33-16894-R / 2560656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3316913 / 2562500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33-17095-R / 2583241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33-17187-R / 2596715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33-17766-R / 2664041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34-12685-R / 2484720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3413380 / 2661594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38-18709-R / 2446455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38-22436-R / 2734830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39-17796-R / 2364885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39-20022-R / 2758673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39-20178-R / 2783938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39-20198-R / 2787847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0-23576 / 2295276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024505 / 2362550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0-26205-R / 2506104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0-27756-R / 2648561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027988 / 2662291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0-28180-R / 2675852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0-28774-R / 2729156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0-28971 / 2742119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0-T-11110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1903936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1-17186-R / 2610755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1-17322-R / 2615381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1-17716-R / 2660948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1-17853-R / 2675377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1-18212 / 2718094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1-18313 / 273685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1-18422-R / 2735570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1-19092-R / 2780355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1244864 / 1903936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1245052 / 1903936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124512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1245479 / 1903936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1245716 / 1903936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1245717 / 1903936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1245951 / 1903936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1246090 / 1903936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1247457 / 1903936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1248167 / 1903936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124831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124856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1248631 / 1903936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1248732 / 1903936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1248786 / 1903936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1248794 / 1903936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1248916 / 1903936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124891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1248918 / 1903936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3-17729-R / 2621217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3-17767-R / 2625540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3-17892-R / 2641864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3-18036-R / 2653687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3-19227-R / 2794062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4-31563-R / 2466783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4-31758-R / 2484323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4-34225-R / 2645787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4-35463-R / 2729332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4-35856 / 2750096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4-36138-R / 2765000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4-36417-R / 2782894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4-36462 / 27847848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3">
            <text:p>310346015</text:p>
          </table:table-cell>
          <table:table-cell table:number-columns-repeated="16383"/>
        </table:table-row>
        <table:table-row table:number-rows-repeated="3" table:style-name="ro1">
          <table:table-cell office:value-type="string" table:style-name="ce3">
            <text:p>31035491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31035601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310368337 / POS. 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310368337 / POS. 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311034601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6-19057-R / 2718753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19034096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190340968 / S047-17728-R-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190340968 / S047-18507-R-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190340968 / S047-18612-R-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190340968 / S047-19169-R-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7-19725-R / 2457200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7-20166-R / 2542451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7-20482-R / 2601317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7-20609-R / 2636569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7-20902-R / 2695641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7-21344-R / 2794891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8-26221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826237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8-26268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8-26374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826389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920232 / 2659998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49-21081-R / 2722821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51-11395-R / 2458282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51-12055-R / 2587485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51-12184-R / 2609672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51-12473-R / 2659689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51-12750-R / 2712039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51-12945-R / 2760432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52-23172 / 2744105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53-12378-R / 2471619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53-13889-R / 2660851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5314109 / 2689339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53-14386-R / 2727057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54-19923-R / 2388110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5420032 / 2404212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54-21388-R / 2671299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54-21908-R / 2753818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54-21943-R / 2757852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54-22064-R / 2774951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19044899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19045352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55-15939-R / 2582505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55-17217-R / 2734356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56-17093-R / 2374026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56-17233-R / 2392231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56-18993-R / 2612171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56-20007-R / 2716061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56-20055 / 2716759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56-20163-R / 2725376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56-20587-R / 2754676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56-20770-R / 2774564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5716994 / 1971467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5717531 / 2087362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5718270 / 2222223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57-19972-R / 2561987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57-20230-R / 2622394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5818564 / 19029497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5819427 / 19029497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58-21680-R / 2671140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58-22320-R / 2777574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58-22377-R / 2786580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59-13683-R / 2452443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59-13971-R / 2496370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59-14131-R / 2515084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59-14557-R / 2596249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59-14863-R / 2644389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59-15088-R / 2685786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0-21199-R / 2366830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0-22247-R / 2463934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0-22343-R / 2469544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0-22844-R / 2502557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0-22854-R / 2503464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0-23177-R / 2523309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0-24188-R / 2603894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0-24225-R / 2608126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0-25190-R / 2684034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0-25356-R / 2697897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0-25458 / 2706909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0-25459 / 2706927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025656 / 2724030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0-25882 / 2744166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0-26082-R / 2761414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0-26477-R / 2794688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1-25336-R-S / 19039783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1-25804-R-S / 19039783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1-25928-R-S / 19039783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1-26939-R / 2446034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127794 / 2549652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1-27819 / 2553449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1-28012-R / 2577659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1-28705-R / 2680450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1-29150 / 2747205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1-29460-R / 2786156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1-29472-R / 2787890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1-29522-R / 279684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2-15707 / 2084236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2-17621-R / 2400814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2-18651-R / 2545356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2-20074-R / 2730755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312875 / 227953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3-14027-R / 2442073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3-15478-R / 2668036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3-15821 / 2727440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3-15825-R / 2727695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3-15826-R / 2727719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4-13252-R / 2525586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4-13277-R / 2529611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4-14042-R / 2640900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4-14588-R / 2721655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4-14630-R / 2726077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4-14926-R / 2771679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6-19560-R / 2509963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6-19692-R / 2541932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619703 / 2544792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6-19784-R / 2558968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6-19978-R / 2607771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6-19992-R / 2612105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6-20485-R / 2716385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6-20486-R / 2716400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6-20696-R / 2766851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6-20779-R / 2786022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7-15594-R / 2492374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7-15707-R / 2505210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7-15835-R / 25252845</text:p>
          </table:table-cell>
          <table:table-cell table:number-columns-repeated="16383"/>
        </table:table-row>
        <table:table-row table:number-rows-repeated="2" table:style-name="ro1">
          <table:table-cell office:value-type="string" table:style-name="ce3">
            <text:p>S067-16695-R / 2664361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7-17122-R / 2740297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725160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725228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7-25258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8-23095-R / 2494030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823317 / 518056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8-23325-R / 2518707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8-23335-R / 2519625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8-23553-R / 2551949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8-23960-R / 2641630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8-23998-R / 2651353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8-24060-R / 2668604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8-24111-R / 2678585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9-16750-R / 2706211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69-1675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0-14930-R / 2445745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0-15221-R / 2514489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0-16245 / 2698851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0-16612-R / 2734975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0-16872-R / 2783197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1-21779-R / 2470333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1-22653-R / 2582771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1-23312-R / 2648684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1-24030-R / 2708520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1-24060-R / 2711587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1-24173-R / 2722651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1-24273-R / 2730917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1-24467-R / 2752704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2-17845-R / 2364813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2-18768-R / 2460684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2-18829-R / 2464224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2-19076-R / 2479126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2-20018-R / 2563921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2-20187-R / 2578532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2-20356-R / 2592077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2-21062-R / 2669227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2-21155-R / 2671707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2-21327-R / 2696917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2-21329-R / 2696955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2-21331-R / 2696967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2-21798 / 2746209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2-21953-R / 2761197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2-22134-R / 2782902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2-22183-R / 2785104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3-25551-R / 2447432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3-25956-R-S / 2504254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3-27009-R / 2645406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3-27228-R / 2677078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41345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4-15681-R / 2588651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4-16230-R / 2675023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4-16863-R / 2787176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5-22931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522958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5-23073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5-23087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5-23088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6-15799-R / 2425139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6-17169-R / 2652237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6-17736-R / 2751344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717378 / 2307134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717610 / 2333683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7-18127-R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7-18127-R / 2396416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7-20124-R / 2649922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7-21133-R / 2756440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726300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8-18906-R / 2552020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8-19389-R / 2609102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9-14305-R / 2592427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9-14342-R / 2598194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9-14445-R / 2616643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9-15339-R / 2764655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79-15455-R / 2781871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0-24076-R / 2357047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025766 / 2554679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0-26695-R / 2666456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0-27139-R / 2726379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0-27198-R / 2735493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0-27315 / 2747517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0-27395-R / 2758280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0-27396-R / 2758307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0-27422-R / 2761828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0-27610-R / 2788107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2-23712-R / 2390144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2-25170-R-S / 2612188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4-12662-R / 2469295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4-12740-R / 2477754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4-12895-R / 2492325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4-14229-R / 2704978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4-14484-R / 2730199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4-14578-R / 2735179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4-14828-R / 2779660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4-14879-R / 2790275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5-21985-R / 2445616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5-23385-R / 2620070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5-24980 / 2785211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6-25511-R / 2445240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6-25885-R / 2491214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6-25936-R / 2497053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6-27593-R / 2699387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6-27896-R / 2730625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6-28476-R / 2784107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7-16395-R / 2536562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7-16792-R / 2609422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7-17461 / 2709241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7-17600-R / 2733710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7-17971-R / 2794105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751177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8-21055-R / 2439611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8-21970-R / 2589715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8-22169-R-S / 2620227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8-22657-R / 2705105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8-23049-R / 2748535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8-23202-R / 2776452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823626 / 2674937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9-11637-R / 2347099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9-12168-R / 2432963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9-13005-R / 2578619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9-13007-R / 2579088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913008 / 2579163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9-13121-R / 2603185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913504 / 2669042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89-13886 / 2737166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0-19994-R / 2474576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0-20032-R / 2476736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0-20737-R / 2549296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0-21474-R / 2648591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0-21475-R / 2648600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0-21501-R / 2650990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0-21745-R / 2674299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0-21833-R / 2689248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0-21836-R / 2689270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0-22273 / 2749569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0-22371-R / 2758960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0-22478-R / 2772297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0-22479-R / 2772303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0-22504-R / 2775951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0-22529-R / 2779507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123417 / 19042259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1-23786-R / 2581984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1-23923-R / 2602132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1-24060-R / 2621859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2-16890-R / 2367627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2-17553-R / 2408231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2-18347-R / 2463579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2-19772-R / 2558514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2-20451-R / 2593667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2-20468-R / 2594364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2-21417-R / 2635916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2-21591-R / 2643721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2-22629-R / 2688301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2-24448-R / 2775537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2-24698-R / 2786350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3-15302-R / 2460743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3-15681-R / 2535838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3-15869-R / 2583381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3-15889-R / 2589414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3-15905-R / 2591490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3-16132-R / 2638068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3-16255-R / 2669194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3-16536-R / 2725583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3-16882-R / 2789431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5-15563-R / 2561340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5-15631-R / 2567014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5-16556-R / 2670235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5-16762-R / 2696243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6-14005-R / 2334234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6-15261-R / 2539803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6-15680-R / 2588622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6-15811-R / 2605267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6-15812-R / 2605281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6-16168-R / 2636538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616321 / 2656691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616322 / 2656729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6-16920-R / 2734871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7-21080-R / 2553292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7-21766-R / 2624166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7-21830-R / 2629042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7-22022-R / 2644297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722023 / 2644315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7-22325-R / 2674917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722389 / 268526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7-22957-R / 2740068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7-23181-R / 2767425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7-23347-R / 2785857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7-23423-R / 2790260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8-16327-R / 2365013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8-17006-R / 2441208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818008 / 2564303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9-22460-R / 2438870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9-22463-R / 2439019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9-22500 / S099-2250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9-23034-R / 2526206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923660 / 2625258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923699 / 2626558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9-23779-R / 2639994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9-24115-R / 2708702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9-24185-R / 2723419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9-24260-R / 2738932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9-24301 / 2746432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9-24364-R / 2757445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9-24414-R / 2764759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9-24516-R / 2781227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9-24583-R / 2792100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099-24609-R / 2796762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100-14946-R / 2394633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100-15519-R / 2459874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100-16524-R / 2600164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10016690 / 2643987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10016939 / 2684062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10116732 / 2229586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101-18665-R / 2401578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101-18756-R-S / 2408932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101-21344-R / 2660931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101-22194-R / 2735823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101-22284 / 2745657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101-22636-R / 2779731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102-30448-R / 2730561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102-30515-R / 2738065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102-30921-R / 2763747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103-16332-R / 2394240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103-16553-R / 2436322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103-16737-R / 2464407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103-17144-R / 2504119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103-17159-R / 2504308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103-17179-R / 2504524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103-17294-R / 2523668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103-18074-R / 2639973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103-18274-R / 2673767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104-24606-R / 2370318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104-24725-R / 2390434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104-24976-R-S / 2448827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104-25300-R / 2490827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104-26349-R / 2682877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10426350 / 2682879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1-27266 / 2300202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1-28413-R / 2367381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1-28549-R / 2374314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1-28713-R / 2382517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1-28973-R / 2394250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1-31010-R / 2527917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1-31162-R / 2537697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131629 / 2562644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1-31714-R / 2567261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1-31797-R / 2571705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132656 / 2620527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1-33806-R / 268428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1-34969 / 2743143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2-24375-R / 2141538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2-24601-R / 2169572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2-24937-R / 2213000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2-26415-R / 2378237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2-26848-R / 2413028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2-29354-R / 2668134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229549 / 692408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2-29550-R / 2692409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2-29642-R / 2703294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418837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4-24675-R / 2360383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4-24778-R / 2374845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4-25318-R / 2466828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4-25347-R / 2470640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4-25676-R / 2525989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4-26067-R / 2585931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4-26211-R / 2605447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4-26284-R / 2615713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4-26508-R / 2654945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4-26936-R / 2704080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4-26952-R / 2706065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4-27066 / 2718312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4-27068-R / 2718366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4-27205-R / 2734513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713319 / 552047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8-18094-R-S / 2557288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8-18651-R / 2604386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8-19411-R / 2677043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8-19428-R / 2679695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8-20328-R / 2757051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8-20408-R / 2764785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8-20437-R / 2767016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8-20532-R / 2778767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927389 / 2290122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9-28934-R / 2440521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9-29149-R / 2458822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9-31561-R / 2683605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931597 / 2686401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9-31942 / 2711363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9-32367-R / 2749835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9-32403-R / 2753634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9-32424-R / 2756157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09-32792-R / 2793090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10-19247-R / 2348403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10-20636-R-C / 2444057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1020792 / 2456036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10-21301-R / 2498664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10-21366-R / 2504705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10-21963-R / 2551650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10-22431-R / 2586020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10-23316-R / 2640082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10-24206-R / 2692619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10-24336-R / 2701438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10-24932-R / 2737910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10-24939-R / 2738411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10-25313-R / 2757536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1034492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11-25102-R / 2530034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11-25327-R / 2560131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11-26790-R / 2769423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12-16792-R-S / 2288428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12-17158-R / 2383194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12-17311-R / 2451416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12-17499-R / 2505673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13-11957-R / 2453482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13-13887-R / 2644646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13-14547-R / 2699173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14-11346-R / 2352314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14-12383-R / 2481610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16-18507-R / 2634978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16-19561 / 2749545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16-19719-R / 2767786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17-16269-R / 2395912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17-16659-R / 2474428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19-12274-R / 2452198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19-12339-R / 2461113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19-12348-R / 2462681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19-12397-R / 2470820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19-12752-R / 2539402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19-13089-R / 2591622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19-13323-R / 2636085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1913596 / 2680091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19-13701-R / 2699256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19-13703-R / 2699318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19-14185-R / 2783439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20-18022-R / 2492442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20-18998-R / 2617926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20-19300-R / 2656422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20-19414-R / 2677810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2019475 / 2682749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20-19513-R / 2685652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20-19695-R / 2701264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20-19822-R / 2720016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20-19974-R / 2740582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20-20122-R / 2760817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20-20230-R / 2776193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20-20255-R / 2780379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95-17441-R / 2556257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95-17993 / 2705278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95-18151-R / 2748025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95-18152-R / 2748229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296-16761-R / 2669712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0-12754-R / 2436672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0-13691-R / 2518687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0-13693-R / 2518693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013699 / 2518819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0-14444-R / 2626365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0-14445-R / 2626399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014446 / 2626415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0-14685-R / 2668741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0-14719-R / 2673322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0-14788-R / 2685448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0-14952-R / 2705964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0-15038-R / 2726338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0-15255-R / 2760151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3-17003-R / 2371056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3-18673-R / 2578766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3-19604-R / 2620118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3-19605-R / 2620142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3-19897-R / 2646511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3-20947-R / 2760420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3-21176-R / 2783932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4-19102-R / 2382706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4-19621-R / 2443340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4-20794-R / 2505317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4-20795-R / 2505324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4-20961-R / 2519541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4-21395-R / 2555950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4-21572-R / 2576216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4-21714-R / 2592187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4-22414-R / 2654324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4-23156-R / 2717496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4-23387-R / 2744903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4-23775-R / 2778713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5-18339-R / 2366434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5-19197-R / 2507345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5-19821-R / 2612104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5-19901-R / 2621856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5-20819-R / 2770963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614125 / 19039504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616252 / 2639214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6-16253-R / 2639222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7-19807-R / 2513667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8-30382-R / 2458008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8-30417-R / 2481193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8-31121-R / 2553325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8-32009-R / 2613971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8-32173-R / 2625521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8-32362-R / 2640168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8-32627-R / 2664593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8-32983-R / 2689112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8-33339-R / 2717466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8-33753 / 2744950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9-21369-R / 2373591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9-23754 / 2738774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9-23931-R / 2762162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09-24093-R / 2784930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10-14344-R / 2374762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10-14589-R / 2420715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11-14675-R / 2613612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11-14743-R / 2625792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11-15815 / 2747978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11-15950-R / 2761629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11-15951-R / 2761637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11-16010-R / 2765795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11-16165-R / 2780091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11-16231-R / 2787852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1317382 / 2320716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1317716 / 2379039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13-18100-R / 2439167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13-18886-R / 2593545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15-14863-R / 2541950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15-15670-R / 2667483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15-15729-R / 2677356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15-15786-R / 2686103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15-15838-R / 2694661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15-16095 / 2746371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15-16169-R / 2758470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1614072 / 2270125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16-14843-R / 2378822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16-15114-R / 2413936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16-15999-R / 2522102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19029619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17-18961-R / 2441903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17-20070-R / 2615355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17-20256-R / 2651040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17-20428-R / 2676506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17-20706-R / 2719864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18-13890-R / 2389068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18-14330-R / 2461287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18-14786-R / 2548588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18-15168-R / 2624162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18-15214-R / 2635438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1914869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0-12733-R / 2411237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0-13855-R / 2657874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013970 / 2685952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0-14136-R / 2714077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0-14230 / 2743365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1-11891 / 2208960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1-14243-R / 2711617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2-19177-R / 2561316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219571 / 2646757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2-19744-R / 2681345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3-16042-R / 2242312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3-16792-R / 2319748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3-18226-R / 2459583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318553 / 2501555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3-18983-R / 2560579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3-20163-R / 2673074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4-19324-R / 2407025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4-20039-R / 2498557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4-20880-R / 2574437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4-20979-R / 2585265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4-21555-R / 2649459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4-21619-R / 2655649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4-21774-R / 2668459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4-21828-R / 2674526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4-22803-R / 2788228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5-14263-R / 2352417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5-14482-R / 2374722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5-14956-R / 2458427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5-15030-R / 2467410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5-16054-R / 2588623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5-16228-R / 2607785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5-16493-R / 2641177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516590 / 2652825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5-16690-R / 2664058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6-15037-R / 2697181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6-15047-R / 2698866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6-15508-R / 2792859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7-14615-R-S / 2463135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715030 / 2545153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8-12242-R / 2434219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8-13342-R / 2566573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8-13565-R / 2595961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8-14646-R / 2720566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8-14749-R / 2729350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8-14808-R / 2735308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8-14883-R / 2741068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8-15298-R / 2787171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9-20776-R-S / 2360754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9-22063-R / 2559028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9-22604-R / 2637287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922690 / 654172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29-23492-R / 2795326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0-12437-R / 2377936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0-12490-R / 2380792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013564 / 2513557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0-13983-R / 2570925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0-14977 / 2700218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0-15367 / 2749259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0-15437-R / 2756728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1-14789-R / 1643756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1-15798-R / 1742030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1-17725-R / 1981435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1-17752-R / 1987063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1-17990-R / 2021180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1-18899-R / 21761779 / 19024126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1-19969-R / 2350025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1-20555-R / 2467450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1-20803-R / 2512712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1-20855-R / 2520660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1-20856-R / 2520665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1-21504-R / 2637899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1-21521-R / 2641325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1-22220-R / 2771343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1-22333-R / 2792194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2-17274-R / 2523195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2-17765-R / 2606755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217873 / 2630367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2-18196-R / 2691646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2-18379-R / 2724039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2-18507 / 2748520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3-16331-R / 2452679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3-16351-R / 2454963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3-17112-R / 2528935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3-17152-R / 2531489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3-17732-R / 2611829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318225 / 2682414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5-23014-R / 2363117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5-23169-R / 2380889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5-24434-R / 2557683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5-24452-R / 2558626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5-25073-R / 2660389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525198 / 2684792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5-25582-R / 2728956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5-25660 / 2743683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5-25877-R / 2780362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5-25913-R / 2785974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5-25981-R / 2797079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6-11019-R / 2333215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6-11534-R / 2392598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6-11673-R / 2412030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6-12529-R / 2549515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6-13539-R / 2704246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6-13642-R / 2721812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6-13881-R / 2766257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710613 / 2178133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711269 / 2279076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7-11936-R / 2388478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7-12376-R / 2477809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713568 / 2663223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713927 / 2725103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7-14254-R / 2789254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820407 / 2069802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8-22835-R / 2439899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8-23404-R / 2518987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8-23801-R / 2576575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8-24007-R / 2596692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8-24123-R-S / 2623231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8-24345-R / 2665801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8-24944 / 2762232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9-11978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9-11979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919140 / 2180412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919627 / 2282028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9-20172-R / 2385630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920857 / 2467286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9-21242-R / 2506667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921245 / 2506739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9-21369-R / 2516338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9-22729 / 2714169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9-23053-R / 2752439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39-23075-R / 2755567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44-12975-R / 2659197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44-13040-R / 2674183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44-13367-R / 2783331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53-12074-R / 2356396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53-12256-R / 2373690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53-13203-R / 2453027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5313389 / 2471931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53-13788-R / 2515222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53-14457-R / 2594418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53-14689-R / 2618722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53-15451-R / 2696859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58-12334-R / 23777976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58-12987-R / 2626156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58-13059-R / 2647942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5813110 / 2665558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58-13293-R / 2719920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358-13416 / 2746796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40017125RS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400-17918-R / 2349524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400-18100-R / 2389789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400-19034-R / 2534614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40019184 / 557314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400-19430-R / 2601671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400-19923-R / 2687766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400-20020-R / 2701592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400-20022-R / 2701769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400-20034-R / 2705783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400-20042-R / 27077577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20594747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20595935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20619219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206255748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80212283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S802125079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320362350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320370662 / 1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320370662 / 2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320370662 / 3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320370662 / 4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320370662 / 5</text:p>
          </table:table-cell>
          <table:table-cell table:number-columns-repeated="16383"/>
        </table:table-row>
        <table:table-row table:style-name="ro1">
          <table:table-cell office:value-type="string" table:style-name="ce3">
            <text:p>320372821</text:p>
          </table:table-cell>
          <table:table-cell table:number-columns-repeated="16383"/>
        </table:table-row>
        <table:table-row table:number-rows-repeated="1045730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alibri" svg:font-family="Calibri"/>
  </office:font-face-decls>
  <office:styles>
    <number:number-style style:name="N0">
      <number:number number:min-integer-digits="1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87401575in" fo:margin-left="0.7in" fo:margin-right="0.7in" fo:margin-bottom="0in"/>
      </style:header-style>
      <style:footer-style>
        <style:header-footer-properties fo:min-height="0.48740157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 Excel</meta:generator>
    <meta:initial-creator>Schmitt, Tanja</meta:initial-creator>
    <dc:creator>Schmitt, Tanja</dc:creator>
    <meta:creation-date>2021-11-23T14:59:17Z</meta:creation-date>
    <dc:date>2021-11-23T14:59:29Z</dc:date>
    <meta:editing-duration>PT0S</meta:editing-duration>
  </office:meta>
</office:document-meta>
</file>